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fr" fo:country="FR" fo:font-style="normal" officeooo:rsid="0005f27c" officeooo:paragraph-rsid="0005f27c" style:font-style-asian="normal" style:font-style-complex="normal"/>
    </style:style>
    <style:style style:name="P2" style:family="paragraph" style:parent-style-name="Text_20_body">
      <style:paragraph-properties fo:text-align="start" style:justify-single-word="false"/>
      <style:text-properties fo:language="fr" fo:country="FR" fo:font-style="normal" officeooo:rsid="0006d52d" officeooo:paragraph-rsid="0006d52d" style:font-style-asian="normal" style:font-style-complex="normal"/>
    </style:style>
    <style:style style:name="P3" style:family="paragraph" style:parent-style-name="Text_20_body" style:list-style-name="L1">
      <style:paragraph-properties fo:text-align="start" style:justify-single-word="false"/>
      <style:text-properties fo:language="fr" fo:country="FR" officeooo:rsid="0005f27c" officeooo:paragraph-rsid="0005f27c"/>
    </style:style>
    <style:style style:name="P4" style:family="paragraph" style:parent-style-name="Text_20_body" style:list-style-name="L1">
      <style:paragraph-properties fo:text-align="start" style:justify-single-word="false">
        <style:tab-stops>
          <style:tab-stop style:position="2.9272in"/>
        </style:tab-stops>
      </style:paragraph-properties>
      <style:text-properties fo:language="fr" fo:country="FR" officeooo:rsid="0005f27c" officeooo:paragraph-rsid="0005f27c"/>
    </style:style>
    <style:style style:name="P5" style:family="paragraph" style:parent-style-name="Text_20_body" style:list-style-name="L1">
      <style:paragraph-properties fo:text-align="start" style:justify-single-word="false"/>
      <style:text-properties fo:language="fr" fo:country="FR" fo:font-style="normal" officeooo:rsid="0005f27c" officeooo:paragraph-rsid="0005f27c" style:font-style-asian="normal" style:font-style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language="fr" fo:country="FR" fo:font-style="normal" officeooo:rsid="000ae3ff" officeooo:paragraph-rsid="000ae3ff" style:font-style-asian="normal" style:font-style-complex="normal"/>
    </style:style>
    <style:style style:name="P7" style:family="paragraph" style:parent-style-name="Text_20_body" style:list-style-name="L2">
      <style:paragraph-properties fo:text-align="start" style:justify-single-word="false"/>
      <style:text-properties fo:language="fr" fo:country="FR" fo:font-style="normal" fo:font-weight="normal" officeooo:rsid="0005f27c" officeooo:paragraph-rsid="0006d52d" style:font-style-asian="normal" style:font-weight-asian="normal" style:font-style-complex="normal" style:font-weight-complex="normal"/>
    </style:style>
    <style:style style:name="P8" style:family="paragraph" style:parent-style-name="Text_20_body" style:list-style-name="L2">
      <style:paragraph-properties fo:text-align="start" style:justify-single-word="false"/>
      <style:text-properties fo:language="fr" fo:country="FR" fo:font-style="normal" fo:font-weight="normal" officeooo:rsid="0006d52d" officeooo:paragraph-rsid="0006d52d" style:font-style-asian="normal" style:font-weight-asian="normal" style:font-style-complex="normal" style:font-weight-complex="normal"/>
    </style:style>
    <style:style style:name="P9" style:family="paragraph" style:parent-style-name="Text_20_body" style:list-style-name="L2">
      <style:paragraph-properties fo:text-align="start" style:justify-single-word="false"/>
      <style:text-properties fo:language="fr" fo:country="FR" fo:font-style="normal" fo:font-weight="normal" officeooo:rsid="0008394c" officeooo:paragraph-rsid="0008394c" style:font-style-asian="normal" style:font-weight-asian="normal" style:font-style-complex="normal" style:font-weight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fo:language="fr" fo:country="FR" fo:font-style="normal" fo:font-weight="normal" officeooo:rsid="000cbd55" officeooo:paragraph-rsid="000cbd55" style:font-style-asian="normal" style:font-weight-asian="normal" style:font-style-complex="normal" style:font-weight-complex="normal"/>
    </style:style>
    <style:style style:name="P11" style:family="paragraph" style:parent-style-name="Text_20_body" style:list-style-name="L2">
      <style:paragraph-properties fo:text-align="start" style:justify-single-word="false"/>
      <style:text-properties fo:language="fr" fo:country="FR" fo:font-style="normal" fo:font-weight="normal" officeooo:rsid="000e3b63" officeooo:paragraph-rsid="000e3b63" style:font-style-asian="normal" style:font-weight-asian="normal" style:font-style-complex="normal" style:font-weight-complex="normal"/>
    </style:style>
    <style:style style:name="P12" style:family="paragraph" style:parent-style-name="Text_20_body" style:list-style-name="L2">
      <style:paragraph-properties fo:text-align="start" style:justify-single-word="false"/>
      <style:text-properties fo:language="fr" fo:country="FR" fo:font-style="normal" fo:font-weight="normal" officeooo:rsid="000fd15f" officeooo:paragraph-rsid="000fd15f" style:font-style-asian="normal" style:font-weight-asian="normal" style:font-style-complex="normal" style:font-weight-complex="normal"/>
    </style:style>
    <style:style style:name="P13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13f8a8" officeooo:paragraph-rsid="0013f8a8" style:font-style-asian="normal" style:font-weight-asian="normal" style:font-style-complex="normal" style:font-weight-complex="normal"/>
    </style:style>
    <style:style style:name="P14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13f8a8" officeooo:paragraph-rsid="00170ef4" style:font-style-asian="normal" style:font-weight-asian="normal" style:font-style-complex="normal" style:font-weight-complex="normal"/>
    </style:style>
    <style:style style:name="P15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15906f" officeooo:paragraph-rsid="0015906f" style:font-style-asian="normal" style:font-weight-asian="normal" style:font-style-complex="normal" style:font-weight-complex="normal"/>
    </style:style>
    <style:style style:name="P16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18d89a" officeooo:paragraph-rsid="0018d89a" style:font-style-asian="normal" style:font-weight-asian="normal" style:font-style-complex="normal" style:font-weight-complex="normal"/>
    </style:style>
    <style:style style:name="P17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197287" officeooo:paragraph-rsid="00197287" style:font-style-asian="normal" style:font-weight-asian="normal" style:font-style-complex="normal" style:font-weight-complex="normal"/>
    </style:style>
    <style:style style:name="P18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19cdc1" officeooo:paragraph-rsid="0019cdc1" style:font-style-asian="normal" style:font-weight-asian="normal" style:font-style-complex="normal" style:font-weight-complex="normal"/>
    </style:style>
    <style:style style:name="P19" style:family="paragraph" style:parent-style-name="Text_20_body" style:list-style-name="L3">
      <style:paragraph-properties fo:text-align="start" style:justify-single-word="false"/>
      <style:text-properties fo:language="fr" fo:country="FR" fo:font-style="normal" fo:font-weight="normal" officeooo:rsid="001b74a0" officeooo:paragraph-rsid="001b74a0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language="fr" fo:country="FR" fo:font-style="normal" fo:font-weight="bold" officeooo:rsid="0013f8a8" officeooo:paragraph-rsid="0013f8a8" style:font-style-asian="normal" style:font-weight-asian="bold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  <style:text-properties fo:language="fr" fo:country="FR" fo:font-style="italic" fo:font-weight="bold" officeooo:rsid="0006d52d" officeooo:paragraph-rsid="0006d52d" style:font-style-asian="italic" style:font-weight-asian="bold" style:font-style-complex="italic" style:font-weight-complex="bold"/>
    </style:style>
    <style:style style:name="P22" style:family="paragraph" style:parent-style-name="Text_20_body">
      <style:paragraph-properties fo:text-align="start" style:justify-single-word="false" fo:break-before="page"/>
      <style:text-properties fo:language="fr" fo:country="FR" fo:font-style="normal" fo:font-weight="bold" officeooo:rsid="0013f8a8" officeooo:paragraph-rsid="0013f8a8" style:font-style-asian="normal" style:font-weight-asian="bold" style:font-style-complex="normal" style:font-weight-complex="bold"/>
    </style:style>
    <style:style style:name="P23" style:family="paragraph" style:parent-style-name="Heading_20_2">
      <style:paragraph-properties fo:text-align="center" style:justify-single-word="false"/>
      <style:text-properties fo:language="fr" fo:country="FR"/>
    </style:style>
    <style:style style:name="T1" style:family="text">
      <style:text-properties officeooo:rsid="0005f2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d52d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74e5" style:font-style-asian="normal" style:font-style-complex="normal"/>
    </style:style>
    <style:style style:name="T6" style:family="text">
      <style:text-properties officeooo:rsid="0006d52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65cb"/>
    </style:style>
    <style:style style:name="T9" style:family="text">
      <style:text-properties officeooo:rsid="000fd15f"/>
    </style:style>
    <style:style style:name="T10" style:family="text">
      <style:text-properties officeooo:rsid="001076c3"/>
    </style:style>
    <style:style style:name="T11" style:family="text">
      <style:text-properties officeooo:rsid="001274e5"/>
    </style:style>
    <style:style style:name="T12" style:family="text">
      <style:text-properties officeooo:rsid="0012f4b5"/>
    </style:style>
    <style:style style:name="T13" style:family="text">
      <style:text-properties officeooo:rsid="00170e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Completed tasks</text:h>
      <text:list xml:id="list660594186" text:style-name="L1">
        <text:list-item>
          <text:p text:style-name="P4">Type de données de base: <text:span text:style-name="T2">int </text:span><text:span text:style-name="T4">et </text:span><text:span text:style-name="T2">char </text:span><text:span text:style-name="T4">(est toujours </text:span><text:span text:style-name="T5">appelé int et</text:span><text:span text:style-name="T4"> allou</text:span><text:span text:style-name="T5">é</text:span><text:span text:style-name="T4"> sur 4 octets).</text:span></text:p>
        </text:list-item>
        <text:list-item>
          <text:p text:style-name="P5">Tableaux à une dimension</text:p>
        </text:list-item>
        <text:list-item>
          <text:p text:style-name="P3">Définition de fonctions</text:p>
        </text:list-item>
        <text:list-item>
          <text:p text:style-name="P3">Déclaration de variables n’importe où dans les fonctions<text:line-break/>* - Déclaration de variables dans des blocs imbriques</text:p>
        </text:list-item>
        <text:list-item>
          <text:p text:style-name="P3">Possibilité d’initialiser une variable lors de sa déclaration</text:p>
        </text:list-item>
        <text:list-item>
          <text:p text:style-name="P3">Structure de blocs grâce à { et }</text:p>
        </text:list-item>
        <text:list-item>
          <text:p text:style-name="P3">Structures de contrôle : <text:span text:style-name="T2">if</text:span>, <text:span text:style-name="T2">else</text:span>, <text:span text:style-name="T2">while<text:line-break/>* - <text:s/>if else, for</text:span><text:span text:style-name="T4">, </text:span><text:span text:style-name="T2">do...while</text:span></text:p>
        </text:list-item>
        <text:list-item>
          <text:p text:style-name="P5">Expressions : constantes entières et caractère (avec simple quote) ; variables ; opérations arithmétiques de base ; +,-, * ; opérations logiques |, &amp;,^ ; opérations de comparaisons !=, ==, &lt;, &gt; ; opérations unaires ! <text:span text:style-name="T8">e</text:span>t -<text:line-break/>* - expresions booleans: ||, &amp;&amp; (avec <text:span text:style-name="T11">court-circuitage</text:span>)</text:p>
        </text:list-item>
        <text:list-item>
          <text:p text:style-name="P5">Affectation (qui est un opérateur)</text:p>
        </text:list-item>
        <text:list-item>
          <text:p text:style-name="P5">Utilisation des fonctions standard putchar et getchar pour les entrées-sorties</text:p>
        </text:list-item>
        <text:list-item>
          <text:p text:style-name="P5">Un seul fichier source sans pré-processing</text:p>
        </text:list-item>
        <text:list-item>
          <text:p text:style-name="P5">Commentaires : /* */ <text:span text:style-name="T12">et //</text:span></text:p>
        </text:list-item>
        <text:list-item>
          <text:p text:style-name="P6"><text:span text:style-name="T12">Les i</text:span>ncludes possible <text:span text:style-name="T1">à </text:span>inserer, mais ils sont ignor<text:span text:style-name="T1">é</text:span>s par notre compilateur</text:p>
        </text:list-item>
      </text:list>
      <text:p text:style-name="P1"/>
      <text:p text:style-name="P2"><text:span text:style-name="T7">Les sprints finis</text:span> : <text:span text:style-name="T2">4.1, 4.2, 4.3, 4.4, 4.5, 4.6, 4.7, 4.8, 4.9, 4.10, 4.12</text:span></text:p>
      <text:p text:style-name="P21"/>
      <text:p text:style-name="P21">* Bonus :</text:p>
      <text:list xml:id="list3154172397" text:style-name="L2">
        <text:list-item>
          <text:p text:style-name="P7"><text:span text:style-name="T9">d</text:span>éclaration de variables dans des blocs imbriques <text:span text:style-name="T6">(management de scope)</text:span></text:p>
        </text:list-item>
        <text:list-item>
          <text:p text:style-name="P7"><text:span text:style-name="T2">else </text:span><text:span text:style-name="T3">if</text:span><text:span text:style-name="T2">, for</text:span>, <text:span text:style-name="T2">do...while</text:span></text:p>
        </text:list-item>
        <text:list-item>
          <text:p text:style-name="P7">expresions booleans<text:span text:style-name="T2">: ||, &amp;&amp; </text:span>(avec arret premediere si necessaire)</text:p>
        </text:list-item>
        <text:list-item>
          <text:p text:style-name="P8"><text:span text:style-name="T2">return <text:s/></text:span><text:span text:style-name="T1">n’importe où dans les fonctions</text:span></text:p>
        </text:list-item>
        <text:list-item>
          <text:p text:style-name="P9">Bit shifting : &gt;&gt;, <text:span text:style-name="T10">&lt;&lt;</text:span></text:p>
        </text:list-item>
        <text:list-item>
          <text:p text:style-name="P10">+=, *=, -=, |=, &amp;=, <text:span text:style-name="T10">^=</text:span></text:p>
        </text:list-item>
        <text:list-item>
          <text:p text:style-name="P11"><text:span text:style-name="T9">a</text:span>ffectations multiples dans une seule ligne</text:p>
        </text:list-item>
        <text:list-item>
          <text:p text:style-name="P12">instructions multiples dans <text:span text:style-name="T2">for</text:span></text:p>
        </text:list-item>
      </text:list>
      <text:p text:style-name="P20"><text:span text:style-name="T2"/></text:p>
      <text:p text:style-name="P22"><text:span text:style-name="T2">Gestions des erreurs :</text:span></text:p>
      <text:list xml:id="list2588732142" text:style-name="L3">
        <text:list-item>
          <text:p text:style-name="P13">Redeclaration des variable dans le meme scope</text:p>
        </text:list-item>
        <text:list-item>
          <text:p text:style-name="P14">Variables non-declarés <text:span text:style-name="T13">(int, array)</text:span></text:p>
        </text:list-item>
        <text:list-item>
          <text:p text:style-name="P13">Variables non-initialisés<text:span text:style-name="T13"> [warning]</text:span></text:p>
        </text:list-item>
        <text:list-item>
          <text:p text:style-name="P13">Plusieurs parametres formels avec le meme nom</text:p>
        </text:list-item>
        <text:list-item>
          <text:p text:style-name="P15">Plusieurs fonctions avec le meme nom</text:p>
        </text:list-item>
        <text:list-item>
          <text:p text:style-name="P15">Type mismatch (int, array)</text:p>
        </text:list-item>
        <text:list-item>
          <text:p text:style-name="P16">Affectation trompeuse d’array</text:p>
        </text:list-item>
        <text:list-item>
          <text:p text:style-name="P17">Appel fonction non-definie</text:p>
        </text:list-item>
        <text:list-item>
          <text:p text:style-name="P18">Appel fonction avec mauvais nombre de parametres</text:p>
        </text:list-item>
        <text:list-item>
          <text:p text:style-name="P19">Array avec longueur 0</text:p>
        </text:list-item>
        <text:list-item>
          <text:p text:style-name="P19">Array avec trop des valeurs dans l’initialis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25:57.977801050</meta:creation-date>
    <dc:date>2019-04-12T08:58:57.061608208</dc:date>
    <meta:editing-duration>PT1H27M5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316" meta:character-count="1821" meta:non-whitespace-character-count="1571"/>
  </office:meta>
</office:document-meta>
</file>